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78F89565A744A2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end" style:justify-single-word="false"/>
      <style:text-properties officeooo:paragraph-rsid="0008c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6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3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2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2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3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3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2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3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2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8.017cm" svg:y="0.265cm" svg:width="5.676cm" svg:height="1.813cm" draw:z-index="0"><draw:image xlink:href="Pictures/100002010000010A0000005578F89565A744A2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06:00.714374703</dc:date>
    <meta:editing-duration>PT4H45M33S</meta:editing-duration>
    <meta:editing-cycles>130</meta:editing-cycles>
    <meta:generator>LibreOffice/5.2.7.2$Linux_X86_64 LibreOffice_project/20m0$Build-2</meta:generator>
    <dc:creator>Laurent FRANCOIS</dc:creator>
    <meta:document-statistic meta:table-count="2" meta:image-count="1" meta:object-count="0" meta:page-count="2" meta:paragraph-count="44" meta:word-count="390" meta:character-count="1675" meta:non-whitespace-character-count="1517"/>
  </office:meta>
</office:document-meta>
</file>